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1cm" fo:min-width="5.389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4" style:family="graphic" style:parent-style-name="standard">
      <style:graphic-properties draw:stroke="solid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.067cm" fo:min-width="3.611cm" fo:padding-top="0.165cm" fo:padding-bottom="0.165cm" fo:padding-left="0.29cm" fo:padding-right="0.29cm"/>
    </style:style>
    <style:style style:name="gr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5.985cm" fo:min-width="5.389cm" fo:padding-top="0.165cm" fo:padding-bottom="0.165cm" fo:padding-left="0.29cm" fo:padding-right="0.29cm"/>
    </style:style>
    <style:style style:name="gr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11.33cm" svg:x="14.034cm" svg:y="4.783cm">
          <text:p text:style-name="P3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6cm" svg:height="0.962cm" svg:x="14.654cm" svg:y="3.794cm">
          <draw:text-box>
            <text:p>Odroid_node</text:p>
          </draw:text-box>
        </draw:frame>
        <draw:custom-shape draw:style-name="gr3" draw:text-style-name="P1" draw:layer="layout" svg:width="3.81cm" svg:height="1.27cm" svg:x="14.623cm" svg:y="5.699cm">
          <text:p text:style-name="P3">IMU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81cm" svg:height="1.27cm" svg:x="14.623cm" svg:y="7.223cm">
          <text:p text:style-name="P3">Vic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27cm" svg:x="14.716cm" svg:y="13.446cm">
          <text:p text:style-name="P3">Controller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191cm" svg:height="1.397cm" svg:x="1.192cm" svg:y="4.464cm">
          <text:p text:style-name="P3">Vicon tracker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191cm" svg:height="1.397cm" svg:x="4.575cm" svg:y="8.366cm">
          <text:p text:style-name="P3">Localiz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969cm" svg:height="6.315cm" svg:x="3.559cm" svg:y="7.60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64cm" svg:height="0.962cm" svg:x="4.575cm" svg:y="5.961cm">
          <draw:text-box>
            <text:p>Base_station</text:p>
          </draw:text-box>
        </draw:frame>
        <draw:connector draw:style-name="gr6" draw:text-style-name="P3" draw:layer="layout" svg:x1="3.287cm" svg:y1="5.861cm" svg:x2="4.575cm" svg:y2="9.064cm" draw:start-shape="id1" draw:start-glue-point="2" draw:end-shape="id2" draw:end-glue-point="3" svg:d="M3287 5861v3203h1288" svg:viewBox="0 0 1289 3204">
          <text:p/>
        </draw:connector>
        <draw:custom-shape draw:style-name="gr3" draw:text-style-name="P1" xml:id="id3" draw:id="id3" draw:layer="layout" svg:width="3.81cm" svg:height="1.27cm" svg:x="14.589cm" svg:y="8.874cm">
          <text:p text:style-name="P3">RGBD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81cm" svg:height="1.27cm" svg:x="14.716cm" svg:y="10.525cm">
          <text:p text:style-name="P3">LRF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191cm" svg:height="1.397cm" svg:x="4.575cm" svg:y="10.066cm">
          <draw:glue-point draw:id="4" svg:x="4.955cm" svg:y="2.834cm"/>
          <text:p text:style-name="P3">Mapp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91cm" svg:height="1.397cm" svg:x="4.575cm" svg:y="11.766cm">
          <text:p text:style-name="P3">Exploration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4.589cm" svg:y1="9.509cm" svg:x2="8.766cm" svg:y2="10.764cm" draw:start-shape="id3" draw:start-glue-point="3" draw:end-shape="id4" draw:end-glue-point="1" svg:d="M14589 9509h-2905v1255h-2918" svg:viewBox="0 0 5824 1256">
          <text:p/>
        </draw:connector>
        <draw:connector draw:style-name="gr7" draw:text-style-name="P3" draw:layer="layout" svg:x1="14.716cm" svg:y1="11.16cm" svg:x2="8.746cm" svg:y2="11.159cm" draw:start-shape="id5" draw:start-glue-point="3" draw:end-shape="id4" draw:end-glue-point="4" svg:d="M14716 11160h-2968v-1h-3002" svg:viewBox="0 0 5971 2">
          <text:p/>
        </draw:connector>
        <draw:frame draw:style-name="gr2" draw:text-style-name="P2" draw:layer="layout" svg:width="4.27cm" svg:height="0.962cm" svg:x="9.636cm" svg:y="6.896cm">
          <draw:text-box>
            <text:p>sensor_msgs</text:p>
          </draw:text-box>
        </draw:frame>
        <draw:connector draw:style-name="gr7" draw:text-style-name="P3" draw:layer="layout" svg:x1="8.766cm" svg:y1="9.064cm" svg:x2="14.623cm" svg:y2="7.858cm" draw:start-shape="id2" draw:start-glue-point="1" draw:end-shape="id6" draw:end-glue-point="3" svg:d="M8766 9064h2935v-1206h2922" svg:viewBox="0 0 5858 12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3:36:36.279590735</meta:creation-date>
    <dc:date>2017-01-17T13:50:12.217554838</dc:date>
    <meta:editing-duration>PT3M25S</meta:editing-duration>
    <meta:editing-cycles>1</meta:editing-cycles>
    <meta:document-statistic meta:object-count="18"/>
    <meta:generator>LibreOffice/5.1.4.2$Linux_X86_64 LibreOffice_project/10m0$Build-2</meta:generator>
  </office:meta>
</office:document-meta>
</file>